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istemas Informáticos de Soporte a la Colaboración y la Decisión</text:p>
      <text:p text:style-name="Standard">Davidporcel19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ulas </meta:initial-creator>
    <dc:creator>David Porcel</dc:creator>
    <meta:creation-date>2021-01-28T09:15:00Z</meta:creation-date>
    <dc:date>2021-05-04T10:17:00Z</dc:date>
    <meta:template xlink:href="Normal.dotm" xlink:type="simple"/>
    <meta:editing-cycles>3</meta:editing-cycles>
    <meta:editing-duration>PT120S</meta:editing-duration>
    <meta:document-statistic meta:page-count="1" meta:paragraph-count="1" meta:word-count="12" meta:character-count="78" meta:row-count="1" meta:non-whitespace-character-count="67"/>
  </office:meta>
</office:document-meta>
</file>